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paragraph-rsid="002d9c1f"/>
    </style:style>
    <style:style style:name="P2" style:family="paragraph" style:parent-style-name="Standard">
      <style:text-properties style:font-name="Times New Roman" officeooo:paragraph-rsid="002cdcef"/>
    </style:style>
    <style:style style:name="P3" style:family="paragraph" style:parent-style-name="Standard">
      <style:text-properties style:font-name="Times New Roman" officeooo:paragraph-rsid="00225292"/>
    </style:style>
    <style:style style:name="T1" style:family="text">
      <style:text-properties officeooo:rsid="002444f5"/>
    </style:style>
    <style:style style:name="T2" style:family="text">
      <style:text-properties officeooo:rsid="00281e42"/>
    </style:style>
    <style:style style:name="T3" style:family="text">
      <style:text-properties officeooo:rsid="000a5a3a"/>
    </style:style>
    <style:style style:name="T4" style:family="text">
      <style:text-properties officeooo:rsid="001ca456"/>
    </style:style>
    <style:style style:name="T5" style:family="text">
      <style:text-properties officeooo:rsid="0021bb4a"/>
    </style:style>
    <style:style style:name="T6" style:family="text">
      <style:text-properties officeooo:rsid="000a5a3a" fo:background-color="transparent" loext:char-shading-value="0"/>
    </style:style>
    <style:style style:name="T7" style:family="text">
      <style:text-properties officeooo:rsid="002cdcef" fo:background-color="transparent" loext:char-shading-value="0"/>
    </style:style>
    <style:style style:name="T8" style:family="text">
      <style:text-properties officeooo:rsid="002d9c1f" fo:background-color="transparent" loext:char-shading-value="0"/>
    </style:style>
    <style:style style:name="T9" style:family="text">
      <style:text-properties officeooo:rsid="00396618" fo:background-color="transparent" loext:char-shading-value="0"/>
    </style:style>
    <style:style style:name="T10" style:family="text">
      <style:text-properties officeooo:rsid="003cd4da"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Neutrino energy reconstruction</text:span> is one of the largest sources of <text:span text:style-name="T4">systematic </text:span>uncertainty in modern <text:span text:style-name="T2">neutrin</text:span>o <text:span text:style-name="T4">o</text:span>scillation experiments. <text:span text:style-name="T8">The energy of a neutrino event can be mis-estimated if particles interact inelastically or are unable to be reconstructed because of scattering in the detector medium. This is referred to as Secondary Interactions (SI) of particles. </text:span><text:span text:style-name="T10">T</text:span><text:span text:style-name="T8">hese processes will be a significant problem for the future DUNE experiment, and must be studied.</text:span></text:p>
      <text:p text:style-name="P2"><text:span text:style-name="T6"><text:tab/></text:span><text:span text:style-name="T10">Until recently, d</text:span><text:span text:style-name="T9">ata for pion-Argon scattering </text:span><text:span text:style-name="T10">had</text:span><text:span text:style-name="T9"> exist</text:span><text:span text:style-name="T10">ed</text:span><text:span text:style-name="T9"> only below 240 MeV pion kinetic energy</text:span><text:span text:style-name="T7">, </text:span><text:span text:style-name="T9">and thus</text:span><text:span text:style-name="T7"> there is </text:span><text:span text:style-name="T9">little</text:span><text:span text:style-name="T7"> understanding of pion-Argon SI </text:span><text:span text:style-name="T9">at energies relevant to DUNE</text:span><text:span text:style-name="T7">. </text:span><text:span text:style-name="T3">The recent Liquid Argon in a Testbeam (LArIAT) experiment has provided pion-Argon scattering data up to 1.2 GeV, and my upcoming measurement on DUNE’s prototype detector, ProtoDUNE, will provide data at even higher energies. It is important to use the LArIAT and ProtoDUNE data to constrain SI models in DUNE’s experimental simulations. </text:span></text:p>
      <text:p text:style-name="P3"><text:tab/><text:span text:style-name="T5">Geant4 is used to simulate particles as they travel through a detector, and will be used by DUNE to simulate SI. It currently does not support the ability to quantify its SI model uncertainties by comparing to pion scattering data. My first goal for this research is to implement this ability into Geant4. I will then use this to compare to the recent LArIAT data. This will be informed by previous work conducted by other experiments, and will allow the data from ProtoDUNE to be used similarly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3:08:20.087000000</meta:creation-date>
    <meta:generator>LibreOffice/5.1.6.2$Linux_X86_64 LibreOffice_project/10m0$Build-2</meta:generator>
    <dc:date>2017-11-04T13:19:39.577857345</dc:date>
    <meta:editing-duration>PT8H6M11S</meta:editing-duration>
    <meta:editing-cycles>38</meta:editing-cycles>
    <meta:document-statistic meta:table-count="0" meta:image-count="0" meta:object-count="0" meta:page-count="1" meta:paragraph-count="3" meta:word-count="240" meta:character-count="1497" meta:non-whitespace-character-count="1256"/>
  </office:meta>
</office:document-meta>
</file>